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ERCIZIO 3</text:p>
      <text:p text:style-name="Standard"/>
      <text:p text:style-name="Standard">Questa struttura avendo nel caso peggiore un tempo complessivo di O(n) è molto efficiente e i 6321078 dati del file vengono caricati in 5 secondi. Come funzione hash per questo esercizio ho usato la funzione moltiplicativa più quella per le stringhe. <text:s/>Quando andiamo a caricare l'array key con le chiavi a random, otteniamo il lavoro fatto in 6 secondi, tolti i 5 di caricamento dei dati vuol dire che <text:s/>le chiavi vengono trovate nel giro di 1 secondo. Nell'array con tempo di esecuzione nel caso peggiore di O(n) e ordinando i dati usando il Quicksort usato nell'esercizio 1, i dati vengono caricati in 8 secondi. Se usiamo anche l'array key per cercare le chiavi nel nostro array con il binary search (time complexity = O(log n)) il lavoro viene eseguito in 11 secondi, togliendo quelli di caricamento sappiamo che la ricerca viene effettuata in 3s. Se eseguiamo l'intero codice cioè con creazioni, caricamenti, ordinamenti e ricerche otteniamo i risultati in 19 s e le chiavi trovate sono le stesse per entrambe le strutture. Avendo la stessa complessità di O(n) sia in un hashmap che in un array, possiamo dire che entrambe le strutture sono ottime e veloci facendoci ottenere dei buon risulta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8T16:43:13.74</meta:creation-date>
    <dc:date>2021-01-16T17:56:42.25</dc:date>
    <meta:editing-duration>PT35M26S</meta:editing-duration>
    <meta:editing-cycles>3</meta:editing-cycles>
    <meta:generator>OpenOffice/4.1.7$Win32 OpenOffice.org_project/417m1$Build-9800</meta:generator>
    <meta:document-statistic meta:table-count="0" meta:image-count="0" meta:object-count="0" meta:page-count="1" meta:paragraph-count="2" meta:word-count="204" meta:character-count="1211"/>
  </office:meta>
</office:document-meta>
</file>